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BRERA PILCO, JULI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23855863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ABRERA PILCO, JULI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385586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CENTENO FLORES, MILAGROS</text:p>
          </table:table-cell>
          <table:covered-table-cell/>
          <table:covered-table-cell/>
          <table:table-cell table:style-name="Tabla1.E3" table:number-columns-spanned="2" office:value-type="string">
            <text:p text:style-name="P7">DNI:77346127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5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4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20</text:p>
          </table:table-cell>
          <table:table-cell table:style-name="Tableau1.D2" office:value-type="string">
            <text:p text:style-name="P12">76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76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2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3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4T19:03:16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